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</style:style>
    <style:style style:name="P2" style:family="paragraph" style:parent-style-name="Standard">
      <style:paragraph-properties fo:line-height="200%"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200%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sub 58%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as de Exercícios - QG100 - Turma E</text:p>
      <text:p text:style-name="P2">Aula 1:</text:p>
      <text:p text:style-name="P4">Princípios de Química - 4<text:span text:style-name="T1">a</text:span> Ed. Exercícios 5.10, 5.18, 5.41, 5.51, 5.55</text:p>
      <text:p text:style-name="P2"/>
      <text:p text:style-name="P2">Aula 2:</text:p>
      <text:p text:style-name="P4">Princípios de Química - 4<text:span text:style-name="T1">a</text:span> Ed. Exercícios 1.25, 1.27, 1.33</text:p>
      <text:p text:style-name="P2"/>
      <text:p text:style-name="P2">Aula 3: </text:p>
      <text:p text:style-name="P1"><text:span text:style-name="T6">1.</text:span> A mobilidade do íon negativo em um eletrólito de estequiometria 1:1, a 25<text:span text:style-name="T1">o</text:span>C é 6,85 x 10<text:span text:style-name="T1">-8</text:span> <text:s/>m<text:span text:style-name="T1">2 </text:span>s<text:span text:style-name="T1">-1 </text:span>V<text:span text:style-name="T1">-1</text:span>. Calcule a mobilidade iônica molar. </text:p>
      <text:p text:style-name="P1"><text:span text:style-name="T6">2.</text:span> A mobilidade do íon Rb<text:span text:style-name="T1">+</text:span><text:span text:style-name="T2"> em solução aquosa é 7,92 x 10-8 m</text:span><text:span text:style-name="T1">2</text:span><text:span text:style-name="T2"> s</text:span><text:span text:style-name="T1">-1</text:span><text:span text:style-name="T2"> V</text:span><text:span text:style-name="T1">-1</text:span><text:span text:style-name="T2"> a 25</text:span><text:span text:style-name="T1">o</text:span><text:span text:style-name="T2">C A diferença de potencial entre dois eletrodos na solução é de 35,0 V. Se os eletrodos estão a 8 mm de distância, qual é a velocidade de deriva dos íons Rb</text:span><text:span text:style-name="T1">+</text:span><text:span text:style-name="T2"> devido a este potencial? </text:span></text:p>
      <text:p text:style-name="P1"><text:span text:style-name="T3">3.</text:span><text:span text:style-name="T2"> As condutividades molares limites do KCl, KNO</text:span><text:span text:style-name="T5">3</text:span><text:span text:style-name="T2"> e AgNO são 149,9, 145,0 e 133,4 S cm</text:span><text:span text:style-name="T1">2</text:span><text:span text:style-name="T2"> mol</text:span><text:span text:style-name="T1">-1</text:span><text:span text:style-name="T2">, respectivamente, a 25</text:span><text:span text:style-name="T1">o</text:span><text:span text:style-name="T2">C. Qual é a condutividade molar limite do AgCl?</text:span></text:p>
      <text:p text:style-name="P1"><text:span text:style-name="T3">4.</text:span><text:span text:style-name="T2"> Calcule a o potencial de uma pilha semi-reações de redução do Cobre e oxidação do Zinco, na qual a concentração de Cu</text:span><text:span text:style-name="T1">2+</text:span><text:span text:style-name="T2"> é 0,1 mol L</text:span><text:span text:style-name="T1">-1</text:span><text:span text:style-name="T2"> e a concentração de Zn</text:span><text:span text:style-name="T1">2+</text:span><text:span text:style-name="T2"> é 0,2 mol L</text:span><text:span text:style-name="T1">-1</text:span><text:span text:style-name="T2">. (Procure o potencial padrão da pilha na literatura).</text:span></text:p>
      <text:p text:style-name="P2"><text:span text:style-name="T2">5. </text:span><text:span text:style-name="T4">Qual condição (relação entre as concentrações) da pilha acima torna o potencial da pilha nulo?</text:span></text:p>
      <text:p text:style-name="P2"><text:span text:style-name="T2">6. </text:span><text:span text:style-name="T4">Se o potencial da pilha é nulo, a reação acontece? Se a reação não acontece, o sistema está em equilíbrio. O que é, então, a relação entre as concentrações encontrada acima?</text:span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</meta:initial-creator>
    <meta:creation-date>2013-09-04T11:01:23</meta:creation-date>
    <dc:date>2013-09-04T11:16:20</dc:date>
    <dc:creator>leandro </dc:creator>
    <meta:editing-duration>P0D</meta:editing-duration>
    <meta:editing-cycles>1</meta:editing-cycles>
    <meta:document-statistic meta:table-count="0" meta:image-count="0" meta:object-count="0" meta:page-count="1" meta:paragraph-count="12" meta:word-count="236" meta:character-count="1253" meta:non-whitespace-character-count="1025"/>
    <meta:generator>LibreOffice/3.5$Linux_X86_64 LibreOffice_project/350m1$Build-2</meta:generator>
  </office:meta>
</office:document-meta>
</file>